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family="paragraph">
      <style:paragraph-properties fo:break-before="page"/>
      <style:text-properties fo:language="en" fo:country="US"/>
    </style:style>
    <style:style style:name="P2" style:parent-style-name="ListParagraph" style:family="paragraph">
      <style:text-properties fo:language="en" fo:country="US"/>
    </style:style>
    <style:style style:name="P3" style:parent-style-name="ListParagraph" style:family="paragraph">
      <style:text-properties fo:language="en" fo:country="US"/>
    </style:style>
    <style:style style:name="P4" style:parent-style-name="ListParagraph" style:family="paragraph">
      <style:text-properties fo:language="en" fo:country="US"/>
    </style:style>
    <style:style style:name="P5" style:parent-style-name="ListParagraph" style:family="paragraph">
      <style:text-properties fo:language="en" fo:country="US"/>
    </style:style>
    <style:style style:name="P6" style:parent-style-name="ListParagraph" style:family="paragraph">
      <style:paragraph-properties fo:text-indent="0.5in"/>
      <style:text-properties fo:language="en" fo:country="US"/>
    </style:style>
    <style:style style:name="P7" style:parent-style-name="ListParagraph" style:family="paragraph">
      <style:paragraph-properties fo:text-indent="0.5in"/>
      <style:text-properties fo:language="en" fo:country="US"/>
    </style:style>
    <style:style style:name="P8" style:parent-style-name="ListParagraph" style:family="paragraph">
      <style:paragraph-properties fo:text-indent="0.5in"/>
      <style:text-properties fo:language="en" fo:country="US"/>
    </style:style>
    <style:style style:name="P9" style:parent-style-name="ListParagraph" style:family="paragraph">
      <style:paragraph-properties fo:margin-left="1in">
        <style:tab-stops/>
      </style:paragraph-properties>
      <style:text-properties fo:language="en" fo:country="US"/>
    </style:style>
    <style:style style:name="P10" style:parent-style-name="ListParagraph" style:family="paragraph">
      <style:paragraph-properties fo:margin-left="1in">
        <style:tab-stops/>
      </style:paragraph-properties>
      <style:text-properties fo:language="en" fo:country="US"/>
    </style:style>
    <style:style style:name="P11" style:parent-style-name="ListParagraph" style:family="paragraph">
      <style:text-properties fo:language="en" fo:country="US"/>
    </style:style>
    <style:style style:name="P12" style:parent-style-name="ListParagraph" style:family="paragraph">
      <style:text-properties fo:language="en" fo:country="US"/>
    </style:style>
    <style:style style:name="P13" style:parent-style-name="ListParagraph" style:family="paragraph">
      <style:text-properties fo:language="en" fo:country="US"/>
    </style:style>
    <style:style style:name="P14" style:parent-style-name="ListParagraph" style:family="paragraph">
      <style:text-properties fo:language="en" fo:country="US"/>
    </style:style>
    <style:style style:name="P15" style:parent-style-name="ListParagraph" style:family="paragraph">
      <style:text-properties fo:language="en" fo:country="US"/>
    </style:style>
    <style:style style:name="P16" style:parent-style-name="ListParagraph" style:family="paragraph">
      <style:text-properties fo:language="en" fo:country="US"/>
    </style:style>
    <style:style style:name="P17" style:parent-style-name="ListParagraph" style:family="paragraph">
      <style:text-properties fo:language="en" fo:country="US"/>
    </style:style>
    <style:style style:name="P18" style:parent-style-name="ListParagraph" style:family="paragraph">
      <style:text-properties fo:language="en" fo:country="US"/>
    </style:style>
    <style:style style:name="P19" style:parent-style-name="ListParagraph" style:family="paragraph">
      <style:text-properties fo:language="en" fo:country="US"/>
    </style:style>
    <style:style style:name="P20" style:parent-style-name="ListParagraph" style:family="paragraph">
      <style:text-properties fo:language="en" fo:country="US"/>
    </style:style>
    <style:style style:name="P21" style:parent-style-name="ListParagraph" style:family="paragraph">
      <style:text-properties fo:language="en" fo:country="US"/>
    </style:style>
    <style:style style:name="P22" style:parent-style-name="ListParagraph" style:family="paragraph">
      <style:text-properties fo:language="en" fo:country="US"/>
    </style:style>
    <style:style style:name="P23" style:parent-style-name="ListParagraph" style:family="paragraph">
      <style:text-properties fo:language="en" fo:country="US"/>
    </style:style>
    <style:style style:name="P24" style:parent-style-name="ListParagraph" style:family="paragraph">
      <style:text-properties fo:language="en" fo:country="US"/>
    </style:style>
    <style:style style:name="P25" style:parent-style-name="ListParagraph" style:family="paragraph">
      <style:text-properties fo:language="en" fo:country="US"/>
    </style:style>
    <style:style style:name="P26" style:parent-style-name="Normal" style:family="paragraph">
      <style:text-properties fo:language="en" fo:country="US"/>
    </style:style>
    <style:style style:name="P27" style:parent-style-name="ListParagraph" style:family="paragraph">
      <style:paragraph-properties fo:margin-left="1in">
        <style:tab-stops/>
      </style:paragraph-propertie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office:automatic-styles>
  <office:body>
    <office:text text:use-soft-page-breaks="true">
      <text:list text:style-name="LFO1" text:continue-numbering="true">
        <text:list-item>
          <text:p text:style-name="P1">You did an MBA. Then Why are you in the technical field?</text:p>
        </text:list-item>
        <text:list-item>
          <text:p text:style-name="P2">Walk me through your cloud experience.<text:s/></text:p>
        </text:list-item>
        <text:list-item>
          <text:p text:style-name="P3">You mentioned pyspark in your resume, and how multi-node is advantageous in data bricks.</text:p>
        </text:list-item>
        <text:list-item>
          <text:p text:style-name="P4">Describe the databrick project.</text:p>
        </text:list-item>
        <text:list-item>
          <text:p text:style-name="P5">Scenario:<text:s/><text:line-break/>Suppose a call tracking system makes a false call after the call is ended by the user. There are duplicate calls due to this. Daily data gets processed at the end of the day. Suppose you as a user made 10 calls yesterday whereas the data that you are getting via ADF is showing 15. You are processing the data by calling the notebook. How would you categorize the data?</text:p>
        </text:list-item>
      </text:list>
      <text:p text:style-name="P6"/>
      <text:p text:style-name="P7">I answered by adding a flag named system-generated column to the dataset. The flag will be set as 1 for 5 extra rows. We would process only those records which are having the flag as 0.</text:p>
      <text:p text:style-name="P8"/>
      <text:p text:style-name="P9">His follow-up Qtn: How would you categorize the data by using a functionality of pyspark.<text:s/><text:line-break/>Hints: Window function. Did you use window functions in SQL?<text:line-break/><text:line-break/>I answered yes, I used, Rank, Dense Rank, Row number, Sum, Count, Avg, etc in SQL<text:line-break/><text:line-break/>He then said that categorization can be done using rank or row number etc<text:line-break/><text:line-break/>I am not fully clear on the ask here.</text:p>
      <text:p text:style-name="P10"><text:s/></text:p>
      <text:list text:style-name="LFO1" text:continue-numbering="true">
        <text:list-item>
          <text:p text:style-name="P11">How did you use Azure DevOps? Did you create the CI-CD pipeline on your own?<text:line-break/>yes</text:p>
        </text:list-item>
        <text:list-item>
          <text:p text:style-name="P12">What kind of API calls are being made in your project?<text:line-break/>How the API manager is configured? Who configured?</text:p>
        </text:list-item>
      </text:list>
      <text:p text:style-name="P13">Who wrote the back-end code?</text:p>
      <text:p text:style-name="P14">What was your role?</text:p>
      <text:list text:style-name="LFO1" text:continue-numbering="true">
        <text:list-item>
          <text:p text:style-name="P15">How did you use Azure Synapse? You mentioned in your resume about data bricks and Azure Synapse. Are both used in the same project?</text:p>
        </text:list-item>
        <text:list-item>
          <text:p text:style-name="P16">Did you create jobs in Azure Synapse?</text:p>
        </text:list-item>
        <text:list-item>
          <text:p text:style-name="P17">How Azure Synapse is different from Azure Databrick? Which one would choose for your project and why?</text:p>
        </text:list-item>
        <text:list-item>
          <text:p text:style-name="P18">Why data brick is used in your project</text:p>
        </text:list-item>
        <text:list-item>
          <text:p text:style-name="P19">How many nodes are being used project?</text:p>
        </text:list-item>
        <text:list-item>
          <text:p text:style-name="P20">How the databrick is configured? Walk me through.<text:s/></text:p>
        </text:list-item>
        <text:list-item>
          <text:p text:style-name="P21">Issues found in the dataflow of ADF and how is this fixed?</text:p>
        </text:list-item>
        <text:list-item>
          <text:p text:style-name="P22">Compare the onprem dataflows, did you find any issue in ADF dataflow?</text:p>
        </text:list-item>
        <text:list-item>
          <text:p text:style-name="P23">Any issue or difference found between the onprem stored procedure and the Stored procedure in ADF. (I think he is referring to the Azure SQL Stored procedure, Not sure if this question is for ADF performance or stored procedure performance).<text:line-break/>Any difference in the execution.<text:s/></text:p>
        </text:list-item>
        <text:list-item>
          <text:p text:style-name="P24">Any difference in the query execution in onprem and query execution in the Cloud?</text:p>
        </text:list-item>
        <text:list-item>
          <text:p text:style-name="P25">Rate yourself in ADF.</text:p>
        </text:list-item>
      </text:list>
      <text:p text:style-name="P26"><text:line-break/><text:line-break/><text:line-break/></text:p>
      <text:p text:style-name="P27"><text:span text:style-name="T28"><text:line-break/><text:s/></text:span><text:span text:style-name="T29"><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style>
    <style:style style:name="go" style:display-name="go"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eikh Nazimuddin</meta:initial-creator>
    <dc:creator>Sheikh Nazimuddin</dc:creator>
    <meta:creation-date>2023-12-07T13:14:00Z</meta:creation-date>
    <dc:date>2023-12-10T07:48:00Z</dc:date>
    <meta:template xlink:href="Normal.dotm" xlink:type="simple"/>
    <meta:editing-cycles>14</meta:editing-cycles>
    <meta:editing-duration>PT5880S</meta:editing-duration>
    <meta:document-statistic meta:page-count="2" meta:paragraph-count="4" meta:word-count="342" meta:character-count="2288" meta:row-count="16" meta:non-whitespace-character-count="1950"/>
  </office:meta>
</office:document-meta>
</file>